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c5e6" officeooo:paragraph-rsid="000ac5e6"/>
    </style:style>
    <style:style style:name="P2" style:family="paragraph" style:parent-style-name="Standard">
      <style:text-properties officeooo:paragraph-rsid="000ac5e6"/>
    </style:style>
    <style:style style:name="P3" style:family="paragraph" style:parent-style-name="Standard" style:list-style-name="L1">
      <style:text-properties officeooo:rsid="000cd984" officeooo:paragraph-rsid="000cd984"/>
    </style:style>
    <style:style style:name="P4" style:family="paragraph" style:parent-style-name="Standard" style:list-style-name="L1">
      <style:text-properties officeooo:rsid="000cd984" officeooo:paragraph-rsid="000e2128"/>
    </style:style>
    <style:style style:name="P5" style:family="paragraph" style:parent-style-name="Standard">
      <style:text-properties officeooo:rsid="000e2128" officeooo:paragraph-rsid="000e2128"/>
    </style:style>
    <style:style style:name="P6" style:family="paragraph" style:parent-style-name="Standard" style:list-style-name="L1">
      <style:text-properties officeooo:rsid="000fcbae" officeooo:paragraph-rsid="000fcbae"/>
    </style:style>
    <style:style style:name="P7" style:family="paragraph" style:parent-style-name="Standard" style:list-style-name="L1">
      <style:text-properties fo:font-variant="normal" fo:text-transform="none" fo:color="#3c3c3c" style:font-name="Arial" fo:font-size="9pt" fo:letter-spacing="normal" fo:font-style="normal" fo:font-weight="normal" officeooo:rsid="000fcbae" officeooo:paragraph-rsid="000fcbae"/>
    </style:style>
    <style:style style:name="T1" style:family="text">
      <style:text-properties officeooo:rsid="000ac5e6"/>
    </style:style>
    <style:style style:name="T2" style:family="text">
      <style:text-properties fo:font-variant="normal" fo:text-transform="none" fo:color="#111111" style:text-line-through-style="none" style:font-name="Open Sans" fo:font-size="19.5pt" fo:letter-spacing="normal" fo:font-style="normal" style:text-underline-style="none" fo:font-weight="normal" style:text-blinking="false"/>
    </style:style>
    <style:style style:name="T3" style:family="text">
      <style:text-properties officeooo:rsid="000b8b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9bb6"/>
    </style:style>
    <style:style style:name="T6" style:family="text">
      <style:text-properties officeooo:rsid="000e21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elyn Watson</text:p>
      <text:p text:style-name="P1">sjw962</text:p>
      <text:p text:style-name="Standard"/>
      <text:p text:style-name="P2"><text:span text:style-name="T1">(a) Title: </text:span><text:a xlink:type="simple" xlink:href="https://www.kaggle.com/c/crowdflower-weather-twitter"><text:span text:style-name="T2">Partly Sunny with a Chance of Hashtags</text:span></text:a></text:p>
      <text:p text:style-name="P1"/>
      <text:p text:style-name="P1"><text:span text:style-name="T4">Description:</text:span> Given a set of tweets related to the weather, <text:span text:style-name="T5">machine learning will be implemented to </text:span>determine the sentiment (positive, neutral, negative), <text:span text:style-name="T3">the time (past, present, or future), and type of weather referenced by the tweet.</text:span></text:p>
      <text:p text:style-name="P1"/>
      <text:p text:style-name="P1">(b) What I propose to achieve: </text:p>
      <text:p text:style-name="P1"/>
      <text:list xml:id="list2173334876717029600" text:style-name="L1">
        <text:list-item>
          <text:p text:style-name="P6">supervised machine learning</text:p>
          <text:list>
            <text:list-item>
              <text:p text:style-name="P7">Supervised learning (machine learning) takes a known set of input data and known responses to the data, and seeks to build a predictor model that generates reasonable predictions for the response to new data.</text:p>
            </text:list-item>
            <text:list-item>
              <text:p text:style-name="P6">1. learn parameters of the prediction function (training data)</text:p>
            </text:list-item>
            <text:list-item>
              <text:p text:style-name="P6">2. predict the kind of weather based on classification model (test data)</text:p>
            </text:list-item>
          </text:list>
        </text:list-item>
        <text:list-item>
          <text:p text:style-name="P3">classification </text:p>
          <text:list>
            <text:list-header>
              <text:p text:style-name="P3"/>
            </text:list-header>
          </text:list>
        </text:list-item>
      </text:list>
      <text:p text:style-name="P1"/>
      <text:p text:style-name="P1">(c) How I propose to do so:</text:p>
      <text:p text:style-name="P1"/>
      <text:p text:style-name="P5">result</text:p>
      <text:p text:style-name="P5"/>
      <text:list xml:id="list204718366936119" text:continue-numbering="true" text:style-name="L1">
        <text:list-item>
          <text:list>
            <text:list-item>
              <text:p text:style-name="P4"><text:span text:style-name="T6">t</text:span>rees</text:p>
              <text:list>
                <text:list-item>
                  <text:p text:style-name="P4">Gini</text:p>
                </text:list-item>
                <text:list-item>
                  <text:p text:style-name="P4">entropy</text:p>
                </text:list-item>
              </text:list>
            </text:list-item>
            <text:list-item>
              <text:p text:style-name="P4">Bay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elyn </meta:initial-creator>
    <meta:creation-date>2014-04-01T15:28:55.113332787</meta:creation-date>
    <dc:date>2014-04-01T20:47:16.684153278</dc:date>
    <dc:creator>Shaelyn </dc:creator>
    <meta:editing-duration>PT5H3M9S</meta:editing-duration>
    <meta:editing-cycles>5</meta:editing-cycles>
    <meta:generator>LibreOffice/4.1.3.2$Linux_x86 LibreOffice_project/410m0$Build-2</meta:generator>
    <meta:document-statistic meta:table-count="0" meta:image-count="0" meta:object-count="0" meta:page-count="1" meta:paragraph-count="17" meta:word-count="135" meta:character-count="783" meta:non-whitespace-character-count="672"/>
  </office:meta>
</office:document-meta>
</file>